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14cm"/>
    </style:style>
    <style:style style:name="gr7" style:family="graphic" style:parent-style-name="standard">
      <style:graphic-properties draw:stroke="none" svg:stroke-color="#000000" draw:fill="none" draw:fill-color="#ffffff" fo:min-height="2.211cm"/>
    </style:style>
    <style:style style:name="gr8" style:family="graphic" style:parent-style-name="standard">
      <style:graphic-properties draw:stroke="none" svg:stroke-color="#000000" draw:fill="none" draw:fill-color="#ffffff" fo:min-height="0.891cm"/>
    </style:style>
    <style:style style:name="gr9" style:family="graphic" style:parent-style-name="standard">
      <style:graphic-properties draw:stroke="none" svg:stroke-color="#000000" draw:fill="none" draw:fill-color="#ffffff" fo:min-height="0.789cm"/>
    </style:style>
    <style:style style:name="gr10" style:family="graphic" style:parent-style-name="standard">
      <style:graphic-properties draw:stroke="none" svg:stroke-color="#000000" draw:fill="none" draw:fill-color="#ffffff" fo:min-height="0.916cm"/>
    </style:style>
    <style:style style:name="gr11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88cm" svg:height="55.88cm" svg:x="14.17cm" svg:y="-25.705cm">
          <text:p/>
          <draw:enhanced-geometry draw:mirror-horizontal="false" draw:mirror-vertical="false" draw:glue-point-type="segments" draw:type="mso-spt100" draw:modifiers="-179.98332378238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6.096cm" svg:height="6.096cm" svg:x="17.751cm" svg:y="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20.075cm" svg:y="8.948cm">
          <draw:text-box>
            <text:p text:style-name="P1"><text:span text:style-name="T1">1</text:span></text:p>
          </draw:text-box>
        </draw:frame>
        <draw:custom-shape draw:style-name="gr4" draw:text-style-name="P1" draw:layer="layout" svg:width="5.715cm" svg:height="1.608cm" svg:x="17.937cm" svg:y="5.0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7.962cm" svg:y="4.879cm">
          <draw:text-box>
            <text:p text:style-name="P1"><text:span text:style-name="T2">Prepare Control Switch</text:span></text:p>
          </draw:text-box>
        </draw:frame>
        <draw:custom-shape draw:style-name="gr5" draw:text-style-name="P1" draw:layer="layout" svg:width="6.096cm" svg:height="6.096cm" svg:x="10.347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12.59cm" svg:y="17.047cm">
          <draw:text-box>
            <text:p text:style-name="P1"><text:span text:style-name="T1">2</text:span></text:p>
          </draw:text-box>
        </draw:frame>
        <draw:custom-shape draw:style-name="gr4" draw:text-style-name="P1" draw:layer="layout" svg:width="5.715cm" svg:height="1.608cm" svg:x="10.533cm" svg:y="13.07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0.533cm" svg:y="12.929cm">
          <draw:text-box>
            <text:p text:style-name="P1"><text:span text:style-name="T2">Remove </text:span></text:p>
            <text:p text:style-name="P1"><text:span text:style-name="T2">Left Cover</text:span></text:p>
          </draw:text-box>
        </draw:frame>
        <draw:custom-shape draw:style-name="gr4" draw:text-style-name="P1" draw:layer="layout" svg:width="5.715cm" svg:height="1.608cm" svg:x="17.97cm" svg:y="11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6.096cm" svg:x="17.752cm" svg:y="1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096cm" svg:height="6.096cm" svg:x="25.152cm" svg:y="10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20.094cm" svg:y="17.094cm">
          <draw:text-box>
            <text:p text:style-name="P1"><text:span text:style-name="T1">3</text:span></text:p>
          </draw:text-box>
        </draw:frame>
        <draw:frame draw:style-name="gr3" draw:text-style-name="P2" draw:layer="layout" svg:width="1.524cm" svg:height="1.356cm" svg:x="27.367cm" svg:y="17.08cm">
          <draw:text-box>
            <text:p text:style-name="P1"><text:span text:style-name="T1">4</text:span></text:p>
          </draw:text-box>
        </draw:frame>
        <draw:custom-shape draw:style-name="gr4" draw:text-style-name="P1" draw:layer="layout" svg:width="5.715cm" svg:height="1.608cm" svg:x="17.937cm" svg:y="13.1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7.937cm" svg:y="12.977cm">
          <draw:text-box>
            <text:p text:style-name="P1"><text:span text:style-name="T2">Remove </text:span></text:p>
            <text:p text:style-name="P1"><text:span text:style-name="T2">Right Cover</text:span></text:p>
          </draw:text-box>
        </draw:frame>
        <draw:custom-shape draw:style-name="gr4" draw:text-style-name="P1" draw:layer="layout" svg:width="5.715cm" svg:height="1.608cm" svg:x="25.337cm" svg:y="13.1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25.337cm" svg:y="12.977cm">
          <draw:text-box>
            <text:p text:style-name="P1"><text:span text:style-name="T2">Connect</text:span></text:p>
            <text:p text:style-name="P1"><text:span text:style-name="T2">Adaptor</text:span></text:p>
          </draw:text-box>
        </draw:frame>
        <draw:custom-shape draw:style-name="gr5" draw:text-style-name="P1" draw:layer="layout" svg:width="6.096cm" svg:height="6.096cm" svg:x="19.808cm" svg:y="21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356cm" svg:x="22.051cm" svg:y="27.237cm">
          <draw:text-box>
            <text:p text:style-name="P1"><text:span text:style-name="T1">5</text:span></text:p>
          </draw:text-box>
        </draw:frame>
        <draw:custom-shape draw:style-name="gr4" draw:text-style-name="P1" draw:layer="layout" svg:width="5.715cm" svg:height="1.608cm" svg:x="19.994cm" svg:y="23.31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20.019cm" svg:y="23.168cm">
          <draw:text-box>
            <text:p text:style-name="P1"><text:span text:style-name="T2">Take Out</text:span></text:p>
            <text:p text:style-name="P1"><text:span text:style-name="T2">Cable</text:span></text:p>
          </draw:text-box>
        </draw:frame>
        <draw:custom-shape draw:style-name="gr2" draw:text-style-name="P1" draw:layer="layout" svg:width="6.096cm" svg:height="6.096cm" svg:x="27.298cm" svg:y="20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524cm" svg:height="2.461cm" svg:x="29.541cm" svg:y="27.213cm">
          <draw:text-box>
            <text:p text:style-name="P1"><text:span text:style-name="T1">6</text:span></text:p>
          </draw:text-box>
        </draw:frame>
        <draw:custom-shape draw:style-name="gr4" draw:text-style-name="P1" draw:layer="layout" svg:width="5.715cm" svg:height="1.608cm" svg:x="27.484cm" svg:y="23.2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27.509cm" svg:y="23.544cm">
          <draw:text-box>
            <text:p text:style-name="P1"><text:span text:style-name="T2">Unroll Cable</text:span></text:p>
          </draw:text-box>
        </draw:frame>
        <draw:custom-shape draw:style-name="gr2" draw:text-style-name="P1" draw:layer="layout" svg:width="6.096cm" svg:height="6.096cm" svg:x="34.798cm" svg:y="2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524cm" svg:height="2.461cm" svg:x="37.041cm" svg:y="27.234cm">
          <draw:text-box>
            <text:p text:style-name="P1"><text:span text:style-name="T1">7</text:span></text:p>
          </draw:text-box>
        </draw:frame>
        <draw:custom-shape draw:style-name="gr4" draw:text-style-name="P1" draw:layer="layout" svg:width="5.715cm" svg:height="1.608cm" svg:x="34.984cm" svg:y="23.31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35.009cm" svg:y="23.565cm">
          <draw:text-box>
            <text:p text:style-name="P1"><text:span text:style-name="T2">Place Cable</text:span></text:p>
          </draw:text-box>
        </draw:frame>
        <draw:custom-shape draw:style-name="gr2" draw:text-style-name="P1" draw:layer="layout" svg:width="6.096cm" svg:height="6.096cm" svg:x="42.853cm" svg:y="2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21cm" svg:height="1.356cm" svg:x="45.071cm" svg:y="27.229cm">
          <draw:text-box>
            <text:p text:style-name="P1"><text:span text:style-name="T1">8</text:span></text:p>
          </draw:text-box>
        </draw:frame>
        <draw:custom-shape draw:style-name="gr4" draw:text-style-name="P1" draw:layer="layout" svg:width="5.715cm" svg:height="1.608cm" svg:x="43.039cm" svg:y="23.30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43.064cm" svg:y="23.535cm">
          <draw:text-box>
            <text:p text:style-name="P1"><text:span text:style-name="T2">Place Panel</text:span></text:p>
          </draw:text-box>
        </draw:frame>
        <draw:custom-shape draw:style-name="gr5" draw:text-style-name="P1" draw:layer="layout" svg:width="6.096cm" svg:height="6.096cm" svg:x="42.847cm" svg:y="3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92cm" svg:height="1.356cm" svg:x="45.065cm" svg:y="36.557cm">
          <draw:text-box>
            <text:p text:style-name="P1"><text:span text:style-name="T1">9</text:span></text:p>
          </draw:text-box>
        </draw:frame>
        <draw:custom-shape draw:style-name="gr4" draw:text-style-name="P1" draw:layer="layout" svg:width="5.715cm" svg:height="1.608cm" svg:x="43.033cm" svg:y="32.63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43.058cm" svg:y="32.888cm">
          <draw:text-box>
            <text:p text:style-name="P1"><text:span text:style-name="T2">Weld Panel</text:span></text:p>
          </draw:text-box>
        </draw:frame>
        <draw:custom-shape draw:style-name="gr2" draw:text-style-name="P1" draw:layer="layout" svg:width="6.096cm" svg:height="6.096cm" svg:x="51.053cm" svg:y="2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21cm" svg:height="1.356cm" svg:x="53.221cm" svg:y="27.25cm">
          <draw:text-box>
            <text:p text:style-name="P1"><text:span text:style-name="T1">10</text:span></text:p>
          </draw:text-box>
        </draw:frame>
        <draw:custom-shape draw:style-name="gr4" draw:text-style-name="P1" draw:layer="layout" svg:width="5.715cm" svg:height="1.608cm" svg:x="51.239cm" svg:y="2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6.096cm" svg:x="58.753cm" svg:y="2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92cm" svg:height="1.356cm" svg:x="60.896cm" svg:y="27.273cm">
          <draw:text-box>
            <text:p text:style-name="P1"><text:span text:style-name="T1">11</text:span></text:p>
          </draw:text-box>
        </draw:frame>
        <draw:custom-shape draw:style-name="gr4" draw:text-style-name="P1" draw:layer="layout" svg:width="5.715cm" svg:height="1.608cm" svg:x="58.939cm" svg:y="23.35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139cm" svg:x="58.964cm" svg:y="23.604cm">
          <draw:text-box>
            <text:p text:style-name="P1"><text:span text:style-name="T2">Check Wirings</text:span></text:p>
          </draw:text-box>
        </draw:frame>
        <draw:frame draw:style-name="gr3" draw:text-style-name="P3" draw:layer="layout" svg:width="5.715cm" svg:height="1.843cm" svg:x="51.264cm" svg:y="23.206cm">
          <draw:text-box>
            <text:p text:style-name="P1"><text:span text:style-name="T2">Check Panel</text:span></text:p>
            <text:p text:style-name="P1"><text:span text:style-name="T2">Attachment</text:span></text:p>
          </draw:text-box>
        </draw:frame>
        <draw:custom-shape draw:style-name="gr2" draw:text-style-name="P1" draw:layer="layout" svg:width="6.096cm" svg:height="6.096cm" svg:x="57.614cm" svg:y="10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693cm" svg:height="1.356cm" svg:x="59.832cm" svg:y="17.05cm">
          <draw:text-box>
            <text:p text:style-name="P1"><text:span text:style-name="T1">12</text:span></text:p>
          </draw:text-box>
        </draw:frame>
        <draw:custom-shape draw:style-name="gr4" draw:text-style-name="P1" draw:layer="layout" svg:width="5.715cm" svg:height="1.608cm" svg:x="57.8cm" svg:y="13.12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57.825cm" svg:y="12.981cm">
          <draw:text-box>
            <text:p text:style-name="P1"><text:span text:style-name="T2">Check Control</text:span></text:p>
            <text:p text:style-name="P1"><text:span text:style-name="T2">Switch</text:span></text:p>
          </draw:text-box>
        </draw:frame>
        <draw:custom-shape draw:style-name="gr2" draw:text-style-name="P1" draw:layer="layout" svg:width="6.096cm" svg:height="6.096cm" svg:x="62.054cm" svg:y="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667cm" svg:height="1.356cm" svg:x="64.272cm" svg:y="9.121cm">
          <draw:text-box>
            <text:p text:style-name="P1"><text:span text:style-name="T1">14</text:span></text:p>
          </draw:text-box>
        </draw:frame>
        <draw:custom-shape draw:style-name="gr4" draw:text-style-name="P1" draw:layer="layout" svg:width="5.715cm" svg:height="1.608cm" svg:x="62.24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62.265cm" svg:y="5.052cm">
          <draw:text-box>
            <text:p text:style-name="P1"><text:span text:style-name="T2">Check Output Current</text:span></text:p>
          </draw:text-box>
        </draw:frame>
        <draw:custom-shape draw:style-name="gr5" draw:text-style-name="P1" draw:layer="layout" svg:width="6.096cm" svg:height="6.096cm" svg:x="66.419cm" svg:y="10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19cm" svg:height="1.356cm" svg:x="68.612cm" svg:y="17.058cm">
          <draw:text-box>
            <text:p text:style-name="P1"><text:span text:style-name="T1">13</text:span></text:p>
          </draw:text-box>
        </draw:frame>
        <draw:custom-shape draw:style-name="gr4" draw:text-style-name="P1" draw:layer="layout" svg:width="5.715cm" svg:height="1.608cm" svg:x="66.605cm" svg:y="13.13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66.63cm" svg:y="12.989cm">
          <draw:text-box>
            <text:p text:style-name="P1"><text:span text:style-name="T2">Check </text:span><text:span text:style-name="T3">Cascading</text:span><text:span text:style-name="T2"> </text:span><text:span text:style-name="T3">Cells</text:span></text:p>
          </draw:text-box>
        </draw:frame>
        <draw:custom-shape draw:style-name="gr11" draw:text-style-name="P1" draw:layer="layout" svg:width="23.749cm" svg:height="16.326cm" svg:x="8.948cm" svg:y="2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2.384cm" svg:height="8.509cm" svg:x="19.002cm" svg:y="20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7.874cm" svg:height="17.907cm" svg:x="42.002cm" svg:y="20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5.111cm" svg:height="8.509cm" svg:x="50.53cm" svg:y="20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764cm" svg:height="16.353cm" svg:x="56.76cm" svg:y="2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8.255cm" svg:height="7.64cm" svg:x="40.762cm" svg:y="10.4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096cm" svg:height="6.096cm" svg:x="41.867cm" svg:y="11.2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8.001cm" svg:height="1.356cm" svg:x="61.205cm" svg:y="0.783cm">
          <draw:text-box>
            <text:p text:style-name="P1"><text:span text:style-name="T1">Check Function</text:span></text:p>
          </draw:text-box>
        </draw:frame>
        <draw:frame draw:style-name="gr3" draw:text-style-name="P2" draw:layer="layout" svg:width="8.636cm" svg:height="1.356cm" svg:x="53.75cm" svg:y="18.957cm">
          <draw:text-box>
            <text:p text:style-name="P1"><text:span text:style-name="T1">Check Hardware</text:span></text:p>
          </draw:text-box>
        </draw:frame>
        <draw:frame draw:style-name="gr3" draw:text-style-name="P2" draw:layer="layout" svg:width="6.223cm" svg:height="1.356cm" svg:x="42.675cm" svg:y="18.871cm">
          <draw:text-box>
            <text:p text:style-name="P1"><text:span text:style-name="T1">Fix Panel</text:span></text:p>
          </draw:text-box>
        </draw:frame>
        <draw:frame draw:style-name="gr3" draw:text-style-name="P2" draw:layer="layout" svg:width="7.493cm" svg:height="1.356cm" svg:x="26.69cm" svg:y="18.803cm">
          <draw:text-box>
            <text:p text:style-name="P1"><text:span text:style-name="T1">Prepare Cable</text:span></text:p>
          </draw:text-box>
        </draw:frame>
        <draw:frame draw:style-name="gr3" draw:text-style-name="P2" draw:layer="layout" svg:width="7.493cm" svg:height="1.356cm" svg:x="17.045cm" svg:y="0.8cm">
          <draw:text-box>
            <text:p text:style-name="P1"><text:span text:style-name="T1">Prepare Panel</text:span></text:p>
          </draw:text-box>
        </draw:frame>
        <draw:frame draw:style-name="gr13" draw:text-style-name="P2" draw:layer="layout" svg:width="7.493cm" svg:height="1.356cm" svg:x="41.205cm" svg:y="9.007cm">
          <draw:text-box>
            <text:p text:style-name="P1"><text:span text:style-name="T1">Handoff Are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0:11:27.584104700</meta:creation-date>
    <dc:date>2016-06-15T15:17:37.572433974</dc:date>
    <meta:editing-duration>PT1H17M1S</meta:editing-duration>
    <meta:editing-cycles>48</meta:editing-cycles>
    <meta:generator>LibreOffice/4.2.8.2$Linux_X86_64 LibreOffice_project/420m0$Build-2</meta:generator>
    <meta:document-statistic meta:object-count="71"/>
  </office:meta>
</office:document-meta>
</file>